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activeCallCountingTransactionManage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CallCountingTransactionManager.doCommit( TransactionSynchronizationManager synchronizationManager , GenericReactiveTransaction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activeCallCountingTransactionManager.doBegin( TransactionSynchronizationManager synchronizationManager , Object transaction , Transaction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activeCallCountingTransactionManager.doGetTransaction( TransactionSynchronizationManager synchronization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activeCallCountingTransactionManager.doRollback( TransactionSynchronizationManager synchronizationManager , GenericReactiveTransaction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